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getDim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PassCode( String pas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13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el.getPas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Blockpos( BlockPos block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Dimension( int dim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Blockp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